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2-01T00:00:00" table:style-name="ce5">
            <text:p>2021/2/1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42426" table:style-name="ce6">
            <text:p>42,426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34854" table:style-name="ce6">
            <text:p>34,854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16172" table:style-name="ce6">
            <text:p>116,172<text:s/></text:p>
          </table:table-cell>
          <table:table-cell office:value-type="float" office:value="39392" table:style-name="ce6">
            <text:p>39,392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29473" table:style-name="ce6">
            <text:p>29,473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37102" table:style-name="ce6">
            <text:p>37,102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59577" table:style-name="ce6">
            <text:p>59,577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29781" table:style-name="ce6">
            <text:p>29,781<text:s/></text:p>
          </table:table-cell>
          <table:table-cell office:value-type="float" office:value="34025" table:style-name="ce6">
            <text:p>34,025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58704" table:style-name="ce6">
            <text:p>58,704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38192" table:style-name="ce6">
            <text:p>38,192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887" table:style-name="ce6">
            <text:p>3,887<text:s/></text:p>
          </table:table-cell>
          <table:table-cell table:number-columns-repeated="16264"/>
        </table:table-row>
        <table:table-row table:style-name="ro2">
          <table:table-cell office:value-type="date" office:date-value="2021-02-02T00:00:00" table:style-name="ce5">
            <text:p>2021/2/2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43811" table:style-name="ce6">
            <text:p>43,811<text:s/></text:p>
          </table:table-cell>
          <table:table-cell office:value-type="float" office:value="43659" table:style-name="ce6">
            <text:p>43,659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33885" table:style-name="ce6">
            <text:p>33,885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35391" table:style-name="ce6">
            <text:p>35,391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114267" table:style-name="ce6">
            <text:p>114,267<text:s/></text:p>
          </table:table-cell>
          <table:table-cell office:value-type="float" office:value="42042" table:style-name="ce6">
            <text:p>42,042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60080" table:style-name="ce6">
            <text:p>60,080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35507" table:style-name="ce6">
            <text:p>35,507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60232" table:style-name="ce6">
            <text:p>60,232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9186" table:style-name="ce6">
            <text:p>39,186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1-02-03T00:00:00" table:style-name="ce5">
            <text:p>2021/2/3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44603" table:style-name="ce6">
            <text:p>44,603<text:s/></text:p>
          </table:table-cell>
          <table:table-cell office:value-type="float" office:value="45620" table:style-name="ce6">
            <text:p>45,620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34333" table:style-name="ce6">
            <text:p>34,333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36882" table:style-name="ce6">
            <text:p>36,882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119453" table:style-name="ce6">
            <text:p>119,453<text:s/></text:p>
          </table:table-cell>
          <table:table-cell office:value-type="float" office:value="44361" table:style-name="ce6">
            <text:p>44,361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38356" table:style-name="ce6">
            <text:p>38,356<text:s/></text:p>
          </table:table-cell>
          <table:table-cell office:value-type="float" office:value="38477" table:style-name="ce6">
            <text:p>38,477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62783" table:style-name="ce6">
            <text:p>62,783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36903" table:style-name="ce6">
            <text:p>36,903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62356" table:style-name="ce6">
            <text:p>62,356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8070" table:style-name="ce6">
            <text:p>18,070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40162" table:style-name="ce6">
            <text:p>40,162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24952" table:style-name="ce6">
            <text:p>24,952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921" table:style-name="ce6">
            <text:p>3,921<text:s/></text:p>
          </table:table-cell>
          <table:table-cell table:number-columns-repeated="16264"/>
        </table:table-row>
        <table:table-row table:style-name="ro2">
          <table:table-cell office:value-type="date" office:date-value="2021-02-04T00:00:00" table:style-name="ce5">
            <text:p>2021/2/4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44930" table:style-name="ce6">
            <text:p>44,930<text:s/></text:p>
          </table:table-cell>
          <table:table-cell office:value-type="float" office:value="46529" table:style-name="ce6">
            <text:p>46,529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36105" table:style-name="ce6">
            <text:p>36,105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23324" table:style-name="ce6">
            <text:p>123,324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38238" table:style-name="ce6">
            <text:p>38,238<text:s/></text:p>
          </table:table-cell>
          <table:table-cell office:value-type="float" office:value="38680" table:style-name="ce6">
            <text:p>38,680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26057" table:style-name="ce6">
            <text:p>26,057<text:s/></text:p>
          </table:table-cell>
          <table:table-cell office:value-type="float" office:value="63927" table:style-name="ce6">
            <text:p>63,927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32235" table:style-name="ce6">
            <text:p>32,235<text:s/></text:p>
          </table:table-cell>
          <table:table-cell office:value-type="float" office:value="37354" table:style-name="ce6">
            <text:p>37,354<text:s/></text:p>
          </table:table-cell>
          <table:table-cell office:value-type="float" office:value="23675" table:style-name="ce6">
            <text:p>23,675<text:s/></text:p>
          </table:table-cell>
          <table:table-cell office:value-type="float" office:value="64535" table:style-name="ce6">
            <text:p>64,535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34481" table:style-name="ce6">
            <text:p>34,481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965" table:style-name="ce6">
            <text:p>3,965<text:s/></text:p>
          </table:table-cell>
          <table:table-cell table:number-columns-repeated="16264"/>
        </table:table-row>
        <table:table-row table:style-name="ro2">
          <table:table-cell office:value-type="date" office:date-value="2021-02-05T00:00:00" table:style-name="ce5">
            <text:p>2021/2/5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47781" table:style-name="ce6">
            <text:p>47,781<text:s/></text:p>
          </table:table-cell>
          <table:table-cell office:value-type="float" office:value="52441" table:style-name="ce6">
            <text:p>52,441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35093" table:style-name="ce6">
            <text:p>35,09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42912" table:style-name="ce6">
            <text:p>142,912<text:s/></text:p>
          </table:table-cell>
          <table:table-cell office:value-type="float" office:value="51255" table:style-name="ce6">
            <text:p>51,255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29439" table:style-name="ce6">
            <text:p>29,439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38925" table:style-name="ce6">
            <text:p>38,925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73193" table:style-name="ce6">
            <text:p>73,193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42842" table:style-name="ce6">
            <text:p>42,842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71932" table:style-name="ce6">
            <text:p>71,93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35820" table:style-name="ce6">
            <text:p>35,820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41710" table:style-name="ce6">
            <text:p>41,710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4159" table:style-name="ce6">
            <text:p>4,159<text:s/></text:p>
          </table:table-cell>
          <table:table-cell table:number-columns-repeated="16264"/>
        </table:table-row>
        <table:table-row table:style-name="ro2">
          <table:table-cell office:value-type="date" office:date-value="2021-02-06T00:00:00" table:style-name="ce5">
            <text:p>2021/2/6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47057" table:style-name="ce6">
            <text:p>47,057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21096" table:style-name="ce6">
            <text:p>121,096<text:s/></text:p>
          </table:table-cell>
          <table:table-cell office:value-type="float" office:value="46484" table:style-name="ce6">
            <text:p>46,484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32994" table:style-name="ce6">
            <text:p>32,994<text:s/></text:p>
          </table:table-cell>
          <table:table-cell office:value-type="float" office:value="29223" table:style-name="ce6">
            <text:p>29,223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67966" table:style-name="ce6">
            <text:p>67,966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34518" table:style-name="ce6">
            <text:p>34,518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54113" table:style-name="ce6">
            <text:p>54,113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458" table:style-name="ce6">
            <text:p>2,458<text:s/></text:p>
          </table:table-cell>
          <table:table-cell table:number-columns-repeated="16264"/>
        </table:table-row>
        <table:table-row table:style-name="ro2">
          <table:table-cell office:value-type="date" office:date-value="2021-02-07T00:00:00" table:style-name="ce5">
            <text:p>2021/2/7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35913" table:style-name="ce6">
            <text:p>35,913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5575" table:style-name="ce6">
            <text:p>105,575<text:s/></text:p>
          </table:table-cell>
          <table:table-cell office:value-type="float" office:value="37766" table:style-name="ce6">
            <text:p>37,766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20971" table:style-name="ce6">
            <text:p>20,971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7723" table:style-name="ce6">
            <text:p>27,723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57656" table:style-name="ce6">
            <text:p>57,656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44820" table:style-name="ce6">
            <text:p>44,820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187" table:style-name="ce6">
            <text:p>2,187<text:s/></text:p>
          </table:table-cell>
          <table:table-cell table:number-columns-repeated="16264"/>
        </table:table-row>
        <table:table-row table:style-name="ro2">
          <table:table-cell office:value-type="date" office:date-value="2021-02-08T00:00:00" table:style-name="ce5">
            <text:p>2021/2/8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41971" table:style-name="ce6">
            <text:p>41,971<text:s/></text:p>
          </table:table-cell>
          <table:table-cell office:value-type="float" office:value="46812" table:style-name="ce6">
            <text:p>46,812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2080" table:style-name="ce6">
            <text:p>22,08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30465" table:style-name="ce6">
            <text:p>130,465<text:s/></text:p>
          </table:table-cell>
          <table:table-cell office:value-type="float" office:value="44536" table:style-name="ce6">
            <text:p>44,536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0819" table:style-name="ce6">
            <text:p>20,819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38832" table:style-name="ce6">
            <text:p>38,832<text:s/></text:p>
          </table:table-cell>
          <table:table-cell office:value-type="float" office:value="36863" table:style-name="ce6">
            <text:p>36,863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65340" table:style-name="ce6">
            <text:p>65,340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7509" table:style-name="ce6">
            <text:p>37,509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62880" table:style-name="ce6">
            <text:p>62,880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38656" table:style-name="ce6">
            <text:p>38,656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774" table:style-name="ce6">
            <text:p>3,774<text:s/></text:p>
          </table:table-cell>
          <table:table-cell table:number-columns-repeated="16264"/>
        </table:table-row>
        <table:table-row table:style-name="ro2">
          <table:table-cell office:value-type="date" office:date-value="2021-02-09T00:00:00" table:style-name="ce5">
            <text:p>2021/2/9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39042" table:style-name="ce6">
            <text:p>39,042<text:s/></text:p>
          </table:table-cell>
          <table:table-cell office:value-type="float" office:value="49821" table:style-name="ce6">
            <text:p>49,821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141618" table:style-name="ce6">
            <text:p>141,618<text:s/></text:p>
          </table:table-cell>
          <table:table-cell office:value-type="float" office:value="47786" table:style-name="ce6">
            <text:p>47,786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21380" table:style-name="ce6">
            <text:p>21,380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9976" table:style-name="ce6">
            <text:p>39,976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5840" table:style-name="ce6">
            <text:p>25,840<text:s/></text:p>
          </table:table-cell>
          <table:table-cell office:value-type="float" office:value="67176" table:style-name="ce6">
            <text:p>67,17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38471" table:style-name="ce6">
            <text:p>38,47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64106" table:style-name="ce6">
            <text:p>64,106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3568" table:style-name="ce6">
            <text:p>3,568<text:s/></text:p>
          </table:table-cell>
          <table:table-cell table:number-columns-repeated="16264"/>
        </table:table-row>
        <table:table-row table:style-name="ro2">
          <table:table-cell office:value-type="date" office:date-value="2021-02-10T00:00:00" table:style-name="ce5">
            <text:p>2021/2/10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02241" table:style-name="ce6">
            <text:p>102,241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46428" table:style-name="ce6">
            <text:p>46,428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8656" table:style-name="ce6">
            <text:p>38,656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643" table:style-name="ce6">
            <text:p>1,643<text:s/></text:p>
          </table:table-cell>
          <table:table-cell table:number-columns-repeated="16264"/>
        </table:table-row>
        <table:table-row table:style-name="ro2">
          <table:table-cell office:value-type="date" office:date-value="2021-02-11T00:00:00" table:style-name="ce5">
            <text:p>2021/2/11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62456" table:style-name="ce6">
            <text:p>62,456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54" table:style-name="ce6">
            <text:p>354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423" table:style-name="ce6">
            <text:p>1,423<text:s/></text:p>
          </table:table-cell>
          <table:table-cell table:number-columns-repeated="16264"/>
        </table:table-row>
        <table:table-row table:style-name="ro2">
          <table:table-cell office:value-type="date" office:date-value="2021-02-12T00:00:00" table:style-name="ce5">
            <text:p>2021/2/12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80339" table:style-name="ce6">
            <text:p>80,339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43166" table:style-name="ce6">
            <text:p>43,166<text:s/></text:p>
          </table:table-cell>
          <table:table-cell office:value-type="float" office:value="51690" table:style-name="ce6">
            <text:p>51,690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38749" table:style-name="ce6">
            <text:p>38,74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6090" table:style-name="ce6">
            <text:p>16,090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24" table:style-name="ce6">
            <text:p>2,124<text:s/></text:p>
          </table:table-cell>
          <table:table-cell table:number-columns-repeated="16264"/>
        </table:table-row>
        <table:table-row table:style-name="ro2">
          <table:table-cell office:value-type="date" office:date-value="2021-02-13T00:00:00" table:style-name="ce5">
            <text:p>2021/2/13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85662" table:style-name="ce6">
            <text:p>85,662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47861" table:style-name="ce6">
            <text:p>47,861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37531" table:style-name="ce6">
            <text:p>37,531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206" table:style-name="ce6">
            <text:p>2,206<text:s/></text:p>
          </table:table-cell>
          <table:table-cell table:number-columns-repeated="16264"/>
        </table:table-row>
        <table:table-row table:style-name="ro2">
          <table:table-cell office:value-type="date" office:date-value="2021-02-14T00:00:00" table:style-name="ce5">
            <text:p>2021/2/14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02574" table:style-name="ce6">
            <text:p>102,574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48871" table:style-name="ce6">
            <text:p>48,871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31606" table:style-name="ce6">
            <text:p>31,606<text:s/></text:p>
          </table:table-cell>
          <table:table-cell office:value-type="float" office:value="65262" table:style-name="ce6">
            <text:p>65,262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46679" table:style-name="ce6">
            <text:p>46,67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2621" table:style-name="ce6">
            <text:p>2,621<text:s/></text:p>
          </table:table-cell>
          <table:table-cell table:number-columns-repeated="16264"/>
        </table:table-row>
        <table:table-row table:style-name="ro2">
          <table:table-cell office:value-type="date" office:date-value="2021-02-15T00:00:00" table:style-name="ce5">
            <text:p>2021/2/15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34925" table:style-name="ce6">
            <text:p>34,925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6147" table:style-name="ce6">
            <text:p>96,147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50299" table:style-name="ce6">
            <text:p>50,299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64205" table:style-name="ce6">
            <text:p>64,20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46400" table:style-name="ce6">
            <text:p>46,40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1-02-16T00:00:00" table:style-name="ce5">
            <text:p>2021/2/16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90032" table:style-name="ce6">
            <text:p>90,032<text:s/></text:p>
          </table:table-cell>
          <table:table-cell office:value-type="float" office:value="34123" table:style-name="ce6">
            <text:p>34,123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35587" table:style-name="ce6">
            <text:p>35,58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28069" table:style-name="ce6">
            <text:p>28,069<text:s/></text:p>
          </table:table-cell>
          <table:table-cell office:value-type="float" office:value="57695" table:style-name="ce6">
            <text:p>57,695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1831" table:style-name="ce6">
            <text:p>21,831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42783" table:style-name="ce6">
            <text:p>42,783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2509" table:style-name="ce6">
            <text:p>2,509<text:s/></text:p>
          </table:table-cell>
          <table:table-cell table:number-columns-repeated="16264"/>
        </table:table-row>
        <table:table-row table:style-name="ro2">
          <table:table-cell office:value-type="date" office:date-value="2021-02-17T00:00:00" table:style-name="ce5">
            <text:p>2021/2/17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40420" table:style-name="ce6">
            <text:p>40,420<text:s/></text:p>
          </table:table-cell>
          <table:table-cell office:value-type="float" office:value="39602" table:style-name="ce6">
            <text:p>39,602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33985" table:style-name="ce6">
            <text:p>33,985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09423" table:style-name="ce6">
            <text:p>109,423<text:s/></text:p>
          </table:table-cell>
          <table:table-cell office:value-type="float" office:value="39688" table:style-name="ce6">
            <text:p>39,688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0244" table:style-name="ce6">
            <text:p>20,244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36171" table:style-name="ce6">
            <text:p>36,171<text:s/></text:p>
          </table:table-cell>
          <table:table-cell office:value-type="float" office:value="35468" table:style-name="ce6">
            <text:p>35,468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63708" table:style-name="ce6">
            <text:p>63,708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33557" table:style-name="ce6">
            <text:p>33,557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58561" table:style-name="ce6">
            <text:p>58,561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891" table:style-name="ce6">
            <text:p>3,891<text:s/></text:p>
          </table:table-cell>
          <table:table-cell table:number-columns-repeated="16264"/>
        </table:table-row>
        <table:table-row table:style-name="ro2">
          <table:table-cell office:value-type="date" office:date-value="2021-02-18T00:00:00" table:style-name="ce5">
            <text:p>2021/2/18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42693" table:style-name="ce6">
            <text:p>42,693<text:s/></text:p>
          </table:table-cell>
          <table:table-cell office:value-type="float" office:value="44277" table:style-name="ce6">
            <text:p>44,277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15952" table:style-name="ce6">
            <text:p>15,952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25185" table:style-name="ce6">
            <text:p>25,185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20044" table:style-name="ce6">
            <text:p>120,044<text:s/></text:p>
          </table:table-cell>
          <table:table-cell office:value-type="float" office:value="42577" table:style-name="ce6">
            <text:p>42,577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30933" table:style-name="ce6">
            <text:p>30,933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7739" table:style-name="ce6">
            <text:p>27,739<text:s/></text:p>
          </table:table-cell>
          <table:table-cell office:value-type="float" office:value="38630" table:style-name="ce6">
            <text:p>38,630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67615" table:style-name="ce6">
            <text:p>67,615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36098" table:style-name="ce6">
            <text:p>36,09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62655" table:style-name="ce6">
            <text:p>62,655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37807" table:style-name="ce6">
            <text:p>37,807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9831" table:style-name="ce6">
            <text:p>29,831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1-02-19T00:00:00" table:style-name="ce5">
            <text:p>2021/2/19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44639" table:style-name="ce6">
            <text:p>44,639<text:s/></text:p>
          </table:table-cell>
          <table:table-cell office:value-type="float" office:value="47798" table:style-name="ce6">
            <text:p>47,798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33120" table:style-name="ce6">
            <text:p>33,120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6369" table:style-name="ce6">
            <text:p>36,369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129258" table:style-name="ce6">
            <text:p>129,258<text:s/></text:p>
          </table:table-cell>
          <table:table-cell office:value-type="float" office:value="46518" table:style-name="ce6">
            <text:p>46,518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0797" table:style-name="ce6">
            <text:p>30,797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31569" table:style-name="ce6">
            <text:p>31,569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2785" table:style-name="ce6">
            <text:p>22,785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40543" table:style-name="ce6">
            <text:p>40,543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70942" table:style-name="ce6">
            <text:p>70,942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38317" table:style-name="ce6">
            <text:p>38,317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67131" table:style-name="ce6">
            <text:p>67,13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29504" table:style-name="ce6">
            <text:p>29,504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39310" table:style-name="ce6">
            <text:p>39,310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120" table:style-name="ce6">
            <text:p>4,120<text:s/></text:p>
          </table:table-cell>
          <table:table-cell table:number-columns-repeated="16264"/>
        </table:table-row>
        <table:table-row table:style-name="ro2">
          <table:table-cell office:value-type="date" office:date-value="2021-02-20T00:00:00" table:style-name="ce5">
            <text:p>2021/2/20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7623" table:style-name="ce6">
            <text:p>37,623<text:s/></text:p>
          </table:table-cell>
          <table:table-cell office:value-type="float" office:value="49692" table:style-name="ce6">
            <text:p>49,692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32102" table:style-name="ce6">
            <text:p>132,102<text:s/></text:p>
          </table:table-cell>
          <table:table-cell office:value-type="float" office:value="49600" table:style-name="ce6">
            <text:p>49,600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35972" table:style-name="ce6">
            <text:p>35,97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40556" table:style-name="ce6">
            <text:p>40,556<text:s/></text:p>
          </table:table-cell>
          <table:table-cell office:value-type="float" office:value="35936" table:style-name="ce6">
            <text:p>35,936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79304" table:style-name="ce6">
            <text:p>79,304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33776" table:style-name="ce6">
            <text:p>33,776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67237" table:style-name="ce6">
            <text:p>67,237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718" table:style-name="ce6">
            <text:p>3,718<text:s/></text:p>
          </table:table-cell>
          <table:table-cell table:number-columns-repeated="16264"/>
        </table:table-row>
        <table:table-row table:style-name="ro2">
          <table:table-cell office:value-type="date" office:date-value="2021-02-21T00:00:00" table:style-name="ce5">
            <text:p>2021/2/21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21830" table:style-name="ce6">
            <text:p>121,830<text:s/></text:p>
          </table:table-cell>
          <table:table-cell office:value-type="float" office:value="38131" table:style-name="ce6">
            <text:p>38,13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61500" table:style-name="ce6">
            <text:p>61,500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4652" table:style-name="ce6">
            <text:p>44,65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2363" table:style-name="ce6">
            <text:p>2,363<text:s/></text:p>
          </table:table-cell>
          <table:table-cell table:number-columns-repeated="16264"/>
        </table:table-row>
        <table:table-row table:style-name="ro2">
          <table:table-cell office:value-type="date" office:date-value="2021-02-22T00:00:00" table:style-name="ce5">
            <text:p>2021/2/22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39198" table:style-name="ce6">
            <text:p>39,198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7025" table:style-name="ce6">
            <text:p>37,025<text:s/></text:p>
          </table:table-cell>
          <table:table-cell office:value-type="float" office:value="26159" table:style-name="ce6">
            <text:p>26,159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114550" table:style-name="ce6">
            <text:p>114,550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40333" table:style-name="ce6">
            <text:p>40,333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56553" table:style-name="ce6">
            <text:p>56,553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32586" table:style-name="ce6">
            <text:p>32,586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59589" table:style-name="ce6">
            <text:p>59,589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129" table:style-name="ce6">
            <text:p>38,129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9409" table:style-name="ce6">
            <text:p>29,409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175" table:style-name="ce6">
            <text:p>4,175<text:s/></text:p>
          </table:table-cell>
          <table:table-cell table:number-columns-repeated="16264"/>
        </table:table-row>
        <table:table-row table:style-name="ro2">
          <table:table-cell office:value-type="date" office:date-value="2021-02-23T00:00:00" table:style-name="ce5">
            <text:p>2021/2/23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44863" table:style-name="ce6">
            <text:p>44,863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114680" table:style-name="ce6">
            <text:p>114,680<text:s/></text:p>
          </table:table-cell>
          <table:table-cell office:value-type="float" office:value="38954" table:style-name="ce6">
            <text:p>38,954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7794" table:style-name="ce6">
            <text:p>27,794<text:s/></text:p>
          </table:table-cell>
          <table:table-cell office:value-type="float" office:value="27848" table:style-name="ce6">
            <text:p>27,848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38621" table:style-name="ce6">
            <text:p>38,621<text:s/></text:p>
          </table:table-cell>
          <table:table-cell office:value-type="float" office:value="41051" table:style-name="ce6">
            <text:p>41,051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57068" table:style-name="ce6">
            <text:p>57,068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31041" table:style-name="ce6">
            <text:p>31,041<text:s/></text:p>
          </table:table-cell>
          <table:table-cell office:value-type="float" office:value="33664" table:style-name="ce6">
            <text:p>33,664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59663" table:style-name="ce6">
            <text:p>59,663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5172" table:style-name="ce6">
            <text:p>25,172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39064" table:style-name="ce6">
            <text:p>39,064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4135" table:style-name="ce6">
            <text:p>4,135<text:s/></text:p>
          </table:table-cell>
          <table:table-cell table:number-columns-repeated="16264"/>
        </table:table-row>
        <table:table-row table:style-name="ro2">
          <table:table-cell office:value-type="date" office:date-value="2021-02-24T00:00:00" table:style-name="ce5">
            <text:p>2021/2/24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44775" table:style-name="ce6">
            <text:p>44,775<text:s/></text:p>
          </table:table-cell>
          <table:table-cell office:value-type="float" office:value="41918" table:style-name="ce6">
            <text:p>41,918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8453" table:style-name="ce6">
            <text:p>28,453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34814" table:style-name="ce6">
            <text:p>34,814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37626" table:style-name="ce6">
            <text:p>37,626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17328" table:style-name="ce6">
            <text:p>117,328<text:s/></text:p>
          </table:table-cell>
          <table:table-cell office:value-type="float" office:value="40839" table:style-name="ce6">
            <text:p>40,839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7316" table:style-name="ce6">
            <text:p>27,316<text:s/></text:p>
          </table:table-cell>
          <table:table-cell office:value-type="float" office:value="28400" table:style-name="ce6">
            <text:p>28,400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33150" table:style-name="ce6">
            <text:p>33,15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2206" table:style-name="ce6">
            <text:p>32,206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38931" table:style-name="ce6">
            <text:p>38,931<text:s/></text:p>
          </table:table-cell>
          <table:table-cell office:value-type="float" office:value="41019" table:style-name="ce6">
            <text:p>41,019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28012" table:style-name="ce6">
            <text:p>28,012<text:s/></text:p>
          </table:table-cell>
          <table:table-cell office:value-type="float" office:value="59876" table:style-name="ce6">
            <text:p>59,876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34821" table:style-name="ce6">
            <text:p>34,821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61669" table:style-name="ce6">
            <text:p>61,669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39874" table:style-name="ce6">
            <text:p>39,874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291" table:style-name="ce6">
            <text:p>4,291<text:s/></text:p>
          </table:table-cell>
          <table:table-cell table:number-columns-repeated="16264"/>
        </table:table-row>
        <table:table-row table:style-name="ro2">
          <table:table-cell office:value-type="date" office:date-value="2021-02-25T00:00:00" table:style-name="ce5">
            <text:p>2021/2/25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42035" table:style-name="ce6">
            <text:p>42,03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29214" table:style-name="ce6">
            <text:p>29,21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34827" table:style-name="ce6">
            <text:p>34,827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37861" table:style-name="ce6">
            <text:p>37,861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121475" table:style-name="ce6">
            <text:p>121,475<text:s/></text:p>
          </table:table-cell>
          <table:table-cell office:value-type="float" office:value="40927" table:style-name="ce6">
            <text:p>40,927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39367" table:style-name="ce6">
            <text:p>39,367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58588" table:style-name="ce6">
            <text:p>58,588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31583" table:style-name="ce6">
            <text:p>31,583<text:s/></text:p>
          </table:table-cell>
          <table:table-cell office:value-type="float" office:value="35049" table:style-name="ce6">
            <text:p>35,049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62109" table:style-name="ce6">
            <text:p>62,109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161" table:style-name="ce6">
            <text:p>40,161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30099" table:style-name="ce6">
            <text:p>30,099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132" table:style-name="ce6">
            <text:p>4,132<text:s/></text:p>
          </table:table-cell>
          <table:table-cell table:number-columns-repeated="16264"/>
        </table:table-row>
        <table:table-row table:style-name="ro2">
          <table:table-cell office:value-type="date" office:date-value="2021-02-26T00:00:00" table:style-name="ce5">
            <text:p>2021/2/26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46347" table:style-name="ce6">
            <text:p>46,347<text:s/></text:p>
          </table:table-cell>
          <table:table-cell office:value-type="float" office:value="46233" table:style-name="ce6">
            <text:p>46,233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35277" table:style-name="ce6">
            <text:p>35,277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38852" table:style-name="ce6">
            <text:p>38,852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27617" table:style-name="ce6">
            <text:p>27,617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60663" table:style-name="ce6">
            <text:p>160,663<text:s/></text:p>
          </table:table-cell>
          <table:table-cell office:value-type="float" office:value="46229" table:style-name="ce6">
            <text:p>46,229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9295" table:style-name="ce6">
            <text:p>29,295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31728" table:style-name="ce6">
            <text:p>31,72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44109" table:style-name="ce6">
            <text:p>44,109<text:s/></text:p>
          </table:table-cell>
          <table:table-cell office:value-type="float" office:value="41620" table:style-name="ce6">
            <text:p>41,620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30661" table:style-name="ce6">
            <text:p>30,661<text:s/></text:p>
          </table:table-cell>
          <table:table-cell office:value-type="float" office:value="68616" table:style-name="ce6">
            <text:p>68,616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33494" table:style-name="ce6">
            <text:p>33,494<text:s/></text:p>
          </table:table-cell>
          <table:table-cell office:value-type="float" office:value="38938" table:style-name="ce6">
            <text:p>38,938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70552" table:style-name="ce6">
            <text:p>70,552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15556" table:style-name="ce6">
            <text:p>15,55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1104" table:style-name="ce6">
            <text:p>31,104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40444" table:style-name="ce6">
            <text:p>40,444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1711" table:style-name="ce6">
            <text:p>31,711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4400" table:style-name="ce6">
            <text:p>4,400<text:s/></text:p>
          </table:table-cell>
          <table:table-cell table:number-columns-repeated="16264"/>
        </table:table-row>
        <table:table-row table:style-name="ro2">
          <table:table-cell office:value-type="date" office:date-value="2021-02-27T00:00:00" table:style-name="ce5">
            <text:p>2021/2/27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44619" table:style-name="ce6">
            <text:p>44,619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50795" table:style-name="ce6">
            <text:p>150,795<text:s/></text:p>
          </table:table-cell>
          <table:table-cell office:value-type="float" office:value="48139" table:style-name="ce6">
            <text:p>48,139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80162" table:style-name="ce6">
            <text:p>80,162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57681" table:style-name="ce6">
            <text:p>57,681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6583" table:style-name="ce6">
            <text:p>26,583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892" table:style-name="ce6">
            <text:p>2,892<text:s/></text:p>
          </table:table-cell>
          <table:table-cell table:number-columns-repeated="16264"/>
        </table:table-row>
        <table:table-row table:style-name="ro2">
          <table:table-cell office:value-type="date" office:date-value="2021-02-28T00:00:00" table:style-name="ce5">
            <text:p>2021/2/28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38939" table:style-name="ce6">
            <text:p>38,939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6551" table:style-name="ce6">
            <text:p>16,55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40212" table:style-name="ce6">
            <text:p>140,212<text:s/></text:p>
          </table:table-cell>
          <table:table-cell office:value-type="float" office:value="43774" table:style-name="ce6">
            <text:p>43,774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44400" table:style-name="ce6">
            <text:p>44,400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46367" table:style-name="ce6">
            <text:p>46,367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35712" table:style-name="ce6">
            <text:p>35,712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79711" table:style-name="ce6">
            <text:p>79,711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659" table:style-name="ce6">
            <text:p>54,65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88" table:style-name="ce6">
            <text:p>2,888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2-01T00:00:00" table:style-name="ce5">
            <text:p>2021/2/1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39837" table:style-name="ce6">
            <text:p>39,837<text:s/></text:p>
          </table:table-cell>
          <table:table-cell office:value-type="float" office:value="40702" table:style-name="ce6">
            <text:p>40,702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29230" table:style-name="ce6">
            <text:p>29,23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32626" table:style-name="ce6">
            <text:p>32,626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20174" table:style-name="ce6">
            <text:p>120,174<text:s/></text:p>
          </table:table-cell>
          <table:table-cell office:value-type="float" office:value="39108" table:style-name="ce6">
            <text:p>39,108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3981" table:style-name="ce6">
            <text:p>33,981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59626" table:style-name="ce6">
            <text:p>59,626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57419" table:style-name="ce6">
            <text:p>57,419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6488" table:style-name="ce6">
            <text:p>36,488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1-02-02T00:00:00" table:style-name="ce5">
            <text:p>2021/2/2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41146" table:style-name="ce6">
            <text:p>41,146<text:s/></text:p>
          </table:table-cell>
          <table:table-cell office:value-type="float" office:value="44207" table:style-name="ce6">
            <text:p>44,207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33973" table:style-name="ce6">
            <text:p>33,973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34198" table:style-name="ce6">
            <text:p>34,19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6427" table:style-name="ce6">
            <text:p>26,427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115858" table:style-name="ce6">
            <text:p>115,858<text:s/></text:p>
          </table:table-cell>
          <table:table-cell office:value-type="float" office:value="41266" table:style-name="ce6">
            <text:p>41,266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23578" table:style-name="ce6">
            <text:p>23,578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8141" table:style-name="ce6">
            <text:p>28,141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38491" table:style-name="ce6">
            <text:p>38,491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26429" table:style-name="ce6">
            <text:p>26,429<text:s/></text:p>
          </table:table-cell>
          <table:table-cell office:value-type="float" office:value="60451" table:style-name="ce6">
            <text:p>60,451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34196" table:style-name="ce6">
            <text:p>34,196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58364" table:style-name="ce6">
            <text:p>58,364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7625" table:style-name="ce6">
            <text:p>37,625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28922" table:style-name="ce6">
            <text:p>28,922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1-02-03T00:00:00" table:style-name="ce5">
            <text:p>2021/2/3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41661" table:style-name="ce6">
            <text:p>41,661<text:s/></text:p>
          </table:table-cell>
          <table:table-cell office:value-type="float" office:value="45824" table:style-name="ce6">
            <text:p>45,824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7093" table:style-name="ce6">
            <text:p>17,093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34621" table:style-name="ce6">
            <text:p>34,621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5637" table:style-name="ce6">
            <text:p>35,637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120230" table:style-name="ce6">
            <text:p>120,230<text:s/></text:p>
          </table:table-cell>
          <table:table-cell office:value-type="float" office:value="43447" table:style-name="ce6">
            <text:p>43,447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31226" table:style-name="ce6">
            <text:p>31,226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39287" table:style-name="ce6">
            <text:p>39,287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62769" table:style-name="ce6">
            <text:p>62,769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2278" table:style-name="ce6">
            <text:p>32,278<text:s/></text:p>
          </table:table-cell>
          <table:table-cell office:value-type="float" office:value="35402" table:style-name="ce6">
            <text:p>35,402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60401" table:style-name="ce6">
            <text:p>60,401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3908" table:style-name="ce6">
            <text:p>3,908<text:s/></text:p>
          </table:table-cell>
          <table:table-cell table:number-columns-repeated="16264"/>
        </table:table-row>
        <table:table-row table:style-name="ro2">
          <table:table-cell office:value-type="date" office:date-value="2021-02-04T00:00:00" table:style-name="ce5">
            <text:p>2021/2/4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42189" table:style-name="ce6">
            <text:p>42,189<text:s/></text:p>
          </table:table-cell>
          <table:table-cell office:value-type="float" office:value="46626" table:style-name="ce6">
            <text:p>46,626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4543" table:style-name="ce6">
            <text:p>34,543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125314" table:style-name="ce6">
            <text:p>125,314<text:s/></text:p>
          </table:table-cell>
          <table:table-cell office:value-type="float" office:value="43795" table:style-name="ce6">
            <text:p>43,795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31588" table:style-name="ce6">
            <text:p>31,588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31311" table:style-name="ce6">
            <text:p>31,311<text:s/></text:p>
          </table:table-cell>
          <table:table-cell office:value-type="float" office:value="34808" table:style-name="ce6">
            <text:p>34,808<text:s/></text:p>
          </table:table-cell>
          <table:table-cell office:value-type="float" office:value="39716" table:style-name="ce6">
            <text:p>39,716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63423" table:style-name="ce6">
            <text:p>63,423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62239" table:style-name="ce6">
            <text:p>62,239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34398" table:style-name="ce6">
            <text:p>34,398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37767" table:style-name="ce6">
            <text:p>37,767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018" table:style-name="ce6">
            <text:p>4,018<text:s/></text:p>
          </table:table-cell>
          <table:table-cell table:number-columns-repeated="16264"/>
        </table:table-row>
        <table:table-row table:style-name="ro2">
          <table:table-cell office:value-type="date" office:date-value="2021-02-05T00:00:00" table:style-name="ce5">
            <text:p>2021/2/5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3246" table:style-name="ce6">
            <text:p>43,246<text:s/></text:p>
          </table:table-cell>
          <table:table-cell office:value-type="float" office:value="51468" table:style-name="ce6">
            <text:p>51,468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1544" table:style-name="ce6">
            <text:p>31,544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35478" table:style-name="ce6">
            <text:p>35,478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138075" table:style-name="ce6">
            <text:p>138,075<text:s/></text:p>
          </table:table-cell>
          <table:table-cell office:value-type="float" office:value="49634" table:style-name="ce6">
            <text:p>49,634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0029" table:style-name="ce6">
            <text:p>30,029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2644" table:style-name="ce6">
            <text:p>32,644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38045" table:style-name="ce6">
            <text:p>38,045<text:s/></text:p>
          </table:table-cell>
          <table:table-cell office:value-type="float" office:value="41487" table:style-name="ce6">
            <text:p>41,487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28239" table:style-name="ce6">
            <text:p>28,239<text:s/></text:p>
          </table:table-cell>
          <table:table-cell office:value-type="float" office:value="71196" table:style-name="ce6">
            <text:p>71,196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34163" table:style-name="ce6">
            <text:p>34,163<text:s/></text:p>
          </table:table-cell>
          <table:table-cell office:value-type="float" office:value="39785" table:style-name="ce6">
            <text:p>39,785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68821" table:style-name="ce6">
            <text:p>68,821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5082" table:style-name="ce6">
            <text:p>15,082<text:s/></text:p>
          </table:table-cell>
          <table:table-cell office:value-type="float" office:value="35082" table:style-name="ce6">
            <text:p>35,082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38474" table:style-name="ce6">
            <text:p>38,474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075" table:style-name="ce6">
            <text:p>4,075<text:s/></text:p>
          </table:table-cell>
          <table:table-cell table:number-columns-repeated="16264"/>
        </table:table-row>
        <table:table-row table:style-name="ro2">
          <table:table-cell office:value-type="date" office:date-value="2021-02-06T00:00:00" table:style-name="ce5">
            <text:p>2021/2/6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46757" table:style-name="ce6">
            <text:p>46,757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7218" table:style-name="ce6">
            <text:p>117,218<text:s/></text:p>
          </table:table-cell>
          <table:table-cell office:value-type="float" office:value="45063" table:style-name="ce6">
            <text:p>45,063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30878" table:style-name="ce6">
            <text:p>30,878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0870" table:style-name="ce6">
            <text:p>30,870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65168" table:style-name="ce6">
            <text:p>65,16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29433" table:style-name="ce6">
            <text:p>29,433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53304" table:style-name="ce6">
            <text:p>53,304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7335" table:style-name="ce6">
            <text:p>17,335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2422" table:style-name="ce6">
            <text:p>2,422<text:s/></text:p>
          </table:table-cell>
          <table:table-cell table:number-columns-repeated="16264"/>
        </table:table-row>
        <table:table-row table:style-name="ro2">
          <table:table-cell office:value-type="date" office:date-value="2021-02-07T00:00:00" table:style-name="ce5">
            <text:p>2021/2/7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36562" table:style-name="ce6">
            <text:p>36,56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103107" table:style-name="ce6">
            <text:p>103,107<text:s/></text:p>
          </table:table-cell>
          <table:table-cell office:value-type="float" office:value="36633" table:style-name="ce6">
            <text:p>36,633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5954" table:style-name="ce6">
            <text:p>25,954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57316" table:style-name="ce6">
            <text:p>57,316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46147" table:style-name="ce6">
            <text:p>46,147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063" table:style-name="ce6">
            <text:p>2,063<text:s/></text:p>
          </table:table-cell>
          <table:table-cell table:number-columns-repeated="16264"/>
        </table:table-row>
        <table:table-row table:style-name="ro2">
          <table:table-cell office:value-type="date" office:date-value="2021-02-08T00:00:00" table:style-name="ce5">
            <text:p>2021/2/8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47553" table:style-name="ce6">
            <text:p>47,553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118339" table:style-name="ce6">
            <text:p>118,339<text:s/></text:p>
          </table:table-cell>
          <table:table-cell office:value-type="float" office:value="43402" table:style-name="ce6">
            <text:p>43,402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1886" table:style-name="ce6">
            <text:p>21,886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6310" table:style-name="ce6">
            <text:p>16,310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29064" table:style-name="ce6">
            <text:p>29,06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34441" table:style-name="ce6">
            <text:p>34,441<text:s/></text:p>
          </table:table-cell>
          <table:table-cell office:value-type="float" office:value="38177" table:style-name="ce6">
            <text:p>38,17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65412" table:style-name="ce6">
            <text:p>65,412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6123" table:style-name="ce6">
            <text:p>36,123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62092" table:style-name="ce6">
            <text:p>62,092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1-02-09T00:00:00" table:style-name="ce5">
            <text:p>2021/2/9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36144" table:style-name="ce6">
            <text:p>36,144<text:s/></text:p>
          </table:table-cell>
          <table:table-cell office:value-type="float" office:value="49674" table:style-name="ce6">
            <text:p>49,674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12724" table:style-name="ce6">
            <text:p>112,724<text:s/></text:p>
          </table:table-cell>
          <table:table-cell office:value-type="float" office:value="46043" table:style-name="ce6">
            <text:p>46,043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26498" table:style-name="ce6">
            <text:p>26,498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65552" table:style-name="ce6">
            <text:p>65,552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61157" table:style-name="ce6">
            <text:p>61,157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445" table:style-name="ce6">
            <text:p>25,445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34191" table:style-name="ce6">
            <text:p>34,191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1-02-10T00:00:00" table:style-name="ce5">
            <text:p>2021/2/10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34952" table:style-name="ce6">
            <text:p>34,952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71494" table:style-name="ce6">
            <text:p>71,494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46411" table:style-name="ce6">
            <text:p>46,411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763" table:style-name="ce6">
            <text:p>1,763<text:s/></text:p>
          </table:table-cell>
          <table:table-cell table:number-columns-repeated="16264"/>
        </table:table-row>
        <table:table-row table:style-name="ro2">
          <table:table-cell office:value-type="date" office:date-value="2021-02-11T00:00:00" table:style-name="ce5">
            <text:p>2021/2/11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472" table:style-name="ce6">
            <text:p>1,472<text:s/></text:p>
          </table:table-cell>
          <table:table-cell table:number-columns-repeated="16264"/>
        </table:table-row>
        <table:table-row table:style-name="ro2">
          <table:table-cell office:value-type="date" office:date-value="2021-02-12T00:00:00" table:style-name="ce5">
            <text:p>2021/2/12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3908" table:style-name="ce6">
            <text:p>73,908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43117" table:style-name="ce6">
            <text:p>43,117<text:s/></text:p>
          </table:table-cell>
          <table:table-cell office:value-type="float" office:value="49268" table:style-name="ce6">
            <text:p>49,268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988" table:style-name="ce6">
            <text:p>1,988<text:s/></text:p>
          </table:table-cell>
          <table:table-cell table:number-columns-repeated="16264"/>
        </table:table-row>
        <table:table-row table:style-name="ro2">
          <table:table-cell office:value-type="date" office:date-value="2021-02-13T00:00:00" table:style-name="ce5">
            <text:p>2021/2/13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90369" table:style-name="ce6">
            <text:p>90,369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45306" table:style-name="ce6">
            <text:p>45,306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36523" table:style-name="ce6">
            <text:p>36,523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124" table:style-name="ce6">
            <text:p>2,124<text:s/></text:p>
          </table:table-cell>
          <table:table-cell table:number-columns-repeated="16264"/>
        </table:table-row>
        <table:table-row table:style-name="ro2">
          <table:table-cell office:value-type="date" office:date-value="2021-02-14T00:00:00" table:style-name="ce5">
            <text:p>2021/2/14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31603" table:style-name="ce6">
            <text:p>31,603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3206" table:style-name="ce6">
            <text:p>123,206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53800" table:style-name="ce6">
            <text:p>53,800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30544" table:style-name="ce6">
            <text:p>30,544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583" table:style-name="ce6">
            <text:p>31,583<text:s/></text:p>
          </table:table-cell>
          <table:table-cell office:value-type="float" office:value="61879" table:style-name="ce6">
            <text:p>61,87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47479" table:style-name="ce6">
            <text:p>47,479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376" table:style-name="ce6">
            <text:p>2,376<text:s/></text:p>
          </table:table-cell>
          <table:table-cell table:number-columns-repeated="16264"/>
        </table:table-row>
        <table:table-row table:style-name="ro2">
          <table:table-cell office:value-type="date" office:date-value="2021-02-15T00:00:00" table:style-name="ce5">
            <text:p>2021/2/15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29237" table:style-name="ce6">
            <text:p>129,237<text:s/></text:p>
          </table:table-cell>
          <table:table-cell office:value-type="float" office:value="33780" table:style-name="ce6">
            <text:p>33,78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56499" table:style-name="ce6">
            <text:p>56,499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32604" table:style-name="ce6">
            <text:p>32,604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61051" table:style-name="ce6">
            <text:p>61,051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48293" table:style-name="ce6">
            <text:p>48,293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640" table:style-name="ce6">
            <text:p>2,640<text:s/></text:p>
          </table:table-cell>
          <table:table-cell table:number-columns-repeated="16264"/>
        </table:table-row>
        <table:table-row table:style-name="ro2">
          <table:table-cell office:value-type="date" office:date-value="2021-02-16T00:00:00" table:style-name="ce5">
            <text:p>2021/2/16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33886" table:style-name="ce6">
            <text:p>33,886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29370" table:style-name="ce6">
            <text:p>129,370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56647" table:style-name="ce6">
            <text:p>56,647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44561" table:style-name="ce6">
            <text:p>44,561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273" table:style-name="ce6">
            <text:p>2,273<text:s/></text:p>
          </table:table-cell>
          <table:table-cell table:number-columns-repeated="16264"/>
        </table:table-row>
        <table:table-row table:style-name="ro2">
          <table:table-cell office:value-type="date" office:date-value="2021-02-17T00:00:00" table:style-name="ce5">
            <text:p>2021/2/17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28825" table:style-name="ce6">
            <text:p>28,825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31881" table:style-name="ce6">
            <text:p>31,881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34718" table:style-name="ce6">
            <text:p>134,718<text:s/></text:p>
          </table:table-cell>
          <table:table-cell office:value-type="float" office:value="38830" table:style-name="ce6">
            <text:p>38,830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35532" table:style-name="ce6">
            <text:p>35,53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62390" table:style-name="ce6">
            <text:p>62,390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31824" table:style-name="ce6">
            <text:p>31,824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56283" table:style-name="ce6">
            <text:p>56,283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34699" table:style-name="ce6">
            <text:p>34,699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853" table:style-name="ce6">
            <text:p>3,853<text:s/></text:p>
          </table:table-cell>
          <table:table-cell table:number-columns-repeated="16264"/>
        </table:table-row>
        <table:table-row table:style-name="ro2">
          <table:table-cell office:value-type="date" office:date-value="2021-02-18T00:00:00" table:style-name="ce5">
            <text:p>2021/2/18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40083" table:style-name="ce6">
            <text:p>40,083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31661" table:style-name="ce6">
            <text:p>31,661<text:s/></text:p>
          </table:table-cell>
          <table:table-cell office:value-type="float" office:value="23772" table:style-name="ce6">
            <text:p>23,77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34035" table:style-name="ce6">
            <text:p>34,035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30843" table:style-name="ce6">
            <text:p>130,843<text:s/></text:p>
          </table:table-cell>
          <table:table-cell office:value-type="float" office:value="41943" table:style-name="ce6">
            <text:p>41,943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35683" table:style-name="ce6">
            <text:p>35,683<text:s/></text:p>
          </table:table-cell>
          <table:table-cell office:value-type="float" office:value="38014" table:style-name="ce6">
            <text:p>38,014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67379" table:style-name="ce6">
            <text:p>67,379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31066" table:style-name="ce6">
            <text:p>31,066<text:s/></text:p>
          </table:table-cell>
          <table:table-cell office:value-type="float" office:value="34582" table:style-name="ce6">
            <text:p>34,582<text:s/></text:p>
          </table:table-cell>
          <table:table-cell office:value-type="float" office:value="20381" table:style-name="ce6">
            <text:p>20,381<text:s/></text:p>
          </table:table-cell>
          <table:table-cell office:value-type="float" office:value="60279" table:style-name="ce6">
            <text:p>60,279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22075" table:style-name="ce6">
            <text:p>22,075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966" table:style-name="ce6">
            <text:p>3,966<text:s/></text:p>
          </table:table-cell>
          <table:table-cell table:number-columns-repeated="16264"/>
        </table:table-row>
        <table:table-row table:style-name="ro2">
          <table:table-cell office:value-type="date" office:date-value="2021-02-19T00:00:00" table:style-name="ce5">
            <text:p>2021/2/19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41618" table:style-name="ce6">
            <text:p>41,618<text:s/></text:p>
          </table:table-cell>
          <table:table-cell office:value-type="float" office:value="47224" table:style-name="ce6">
            <text:p>47,224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26708" table:style-name="ce6">
            <text:p>26,708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33021" table:style-name="ce6">
            <text:p>33,021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35320" table:style-name="ce6">
            <text:p>35,32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37488" table:style-name="ce6">
            <text:p>137,488<text:s/></text:p>
          </table:table-cell>
          <table:table-cell office:value-type="float" office:value="45648" table:style-name="ce6">
            <text:p>45,648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9996" table:style-name="ce6">
            <text:p>29,99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34343" table:style-name="ce6">
            <text:p>34,343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5302" table:style-name="ce6">
            <text:p>25,302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37355" table:style-name="ce6">
            <text:p>37,355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28897" table:style-name="ce6">
            <text:p>28,897<text:s/></text:p>
          </table:table-cell>
          <table:table-cell office:value-type="float" office:value="70388" table:style-name="ce6">
            <text:p>70,388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64503" table:style-name="ce6">
            <text:p>64,503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161" table:style-name="ce6">
            <text:p>4,161<text:s/></text:p>
          </table:table-cell>
          <table:table-cell table:number-columns-repeated="16264"/>
        </table:table-row>
        <table:table-row table:style-name="ro2">
          <table:table-cell office:value-type="date" office:date-value="2021-02-20T00:00:00" table:style-name="ce5">
            <text:p>2021/2/20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49242" table:style-name="ce6">
            <text:p>49,242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34262" table:style-name="ce6">
            <text:p>34,262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41856" table:style-name="ce6">
            <text:p>141,856<text:s/></text:p>
          </table:table-cell>
          <table:table-cell office:value-type="float" office:value="47649" table:style-name="ce6">
            <text:p>47,649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27037" table:style-name="ce6">
            <text:p>27,037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39036" table:style-name="ce6">
            <text:p>39,03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31971" table:style-name="ce6">
            <text:p>31,971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37942" table:style-name="ce6">
            <text:p>37,942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75264" table:style-name="ce6">
            <text:p>75,264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33458" table:style-name="ce6">
            <text:p>33,458<text:s/></text:p>
          </table:table-cell>
          <table:table-cell office:value-type="float" office:value="35004" table:style-name="ce6">
            <text:p>35,004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64676" table:style-name="ce6">
            <text:p>64,676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772" table:style-name="ce6">
            <text:p>3,772<text:s/></text:p>
          </table:table-cell>
          <table:table-cell table:number-columns-repeated="16264"/>
        </table:table-row>
        <table:table-row table:style-name="ro2">
          <table:table-cell office:value-type="date" office:date-value="2021-02-21T00:00:00" table:style-name="ce5">
            <text:p>2021/2/21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36782" table:style-name="ce6">
            <text:p>36,78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33080" table:style-name="ce6">
            <text:p>133,080<text:s/></text:p>
          </table:table-cell>
          <table:table-cell office:value-type="float" office:value="37312" table:style-name="ce6">
            <text:p>37,31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9160" table:style-name="ce6">
            <text:p>39,160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8245" table:style-name="ce6">
            <text:p>18,245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221" table:style-name="ce6">
            <text:p>2,221<text:s/></text:p>
          </table:table-cell>
          <table:table-cell table:number-columns-repeated="16264"/>
        </table:table-row>
        <table:table-row table:style-name="ro2">
          <table:table-cell office:value-type="date" office:date-value="2021-02-22T00:00:00" table:style-name="ce5">
            <text:p>2021/2/22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39305" table:style-name="ce6">
            <text:p>39,305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5511" table:style-name="ce6">
            <text:p>35,511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20266" table:style-name="ce6">
            <text:p>120,266<text:s/></text:p>
          </table:table-cell>
          <table:table-cell office:value-type="float" office:value="37095" table:style-name="ce6">
            <text:p>37,09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27691" table:style-name="ce6">
            <text:p>27,691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31757" table:style-name="ce6">
            <text:p>31,75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34096" table:style-name="ce6">
            <text:p>34,096<text:s/></text:p>
          </table:table-cell>
          <table:table-cell office:value-type="float" office:value="40675" table:style-name="ce6">
            <text:p>40,675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57007" table:style-name="ce6">
            <text:p>57,007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30962" table:style-name="ce6">
            <text:p>30,962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57730" table:style-name="ce6">
            <text:p>57,730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4066" table:style-name="ce6">
            <text:p>4,066<text:s/></text:p>
          </table:table-cell>
          <table:table-cell table:number-columns-repeated="16264"/>
        </table:table-row>
        <table:table-row table:style-name="ro2">
          <table:table-cell office:value-type="date" office:date-value="2021-02-23T00:00:00" table:style-name="ce5">
            <text:p>2021/2/23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42143" table:style-name="ce6">
            <text:p>42,143<text:s/></text:p>
          </table:table-cell>
          <table:table-cell office:value-type="float" office:value="40535" table:style-name="ce6">
            <text:p>40,535<text:s/></text:p>
          </table:table-cell>
          <table:table-cell office:value-type="float" office:value="27342" table:style-name="ce6">
            <text:p>27,342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25652" table:style-name="ce6">
            <text:p>25,65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35844" table:style-name="ce6">
            <text:p>35,844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16673" table:style-name="ce6">
            <text:p>116,673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31666" table:style-name="ce6">
            <text:p>31,666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34665" table:style-name="ce6">
            <text:p>34,665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31207" table:style-name="ce6">
            <text:p>31,207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41447" table:style-name="ce6">
            <text:p>41,447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57398" table:style-name="ce6">
            <text:p>57,398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2373" table:style-name="ce6">
            <text:p>32,373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57780" table:style-name="ce6">
            <text:p>57,780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38105" table:style-name="ce6">
            <text:p>38,105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23182" table:style-name="ce6">
            <text:p>23,182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4095" table:style-name="ce6">
            <text:p>4,095<text:s/></text:p>
          </table:table-cell>
          <table:table-cell table:number-columns-repeated="16264"/>
        </table:table-row>
        <table:table-row table:style-name="ro2">
          <table:table-cell office:value-type="date" office:date-value="2021-02-24T00:00:00" table:style-name="ce5">
            <text:p>2021/2/24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42116" table:style-name="ce6">
            <text:p>42,116<text:s/></text:p>
          </table:table-cell>
          <table:table-cell office:value-type="float" office:value="42180" table:style-name="ce6">
            <text:p>42,180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34730" table:style-name="ce6">
            <text:p>34,730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36069" table:style-name="ce6">
            <text:p>36,069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19017" table:style-name="ce6">
            <text:p>119,017<text:s/></text:p>
          </table:table-cell>
          <table:table-cell office:value-type="float" office:value="40145" table:style-name="ce6">
            <text:p>40,145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6387" table:style-name="ce6">
            <text:p>26,387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32048" table:style-name="ce6">
            <text:p>32,04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31558" table:style-name="ce6">
            <text:p>31,558<text:s/></text:p>
          </table:table-cell>
          <table:table-cell office:value-type="float" office:value="35366" table:style-name="ce6">
            <text:p>35,366<text:s/></text:p>
          </table:table-cell>
          <table:table-cell office:value-type="float" office:value="42145" table:style-name="ce6">
            <text:p>42,145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59551" table:style-name="ce6">
            <text:p>59,551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59755" table:style-name="ce6">
            <text:p>59,755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8522" table:style-name="ce6">
            <text:p>38,522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226" table:style-name="ce6">
            <text:p>4,226<text:s/></text:p>
          </table:table-cell>
          <table:table-cell table:number-columns-repeated="16264"/>
        </table:table-row>
        <table:table-row table:style-name="ro2">
          <table:table-cell office:value-type="date" office:date-value="2021-02-25T00:00:00" table:style-name="ce5">
            <text:p>2021/2/25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42132" table:style-name="ce6">
            <text:p>42,132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31043" table:style-name="ce6">
            <text:p>31,04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34961" table:style-name="ce6">
            <text:p>34,961<text:s/></text:p>
          </table:table-cell>
          <table:table-cell office:value-type="float" office:value="26077" table:style-name="ce6">
            <text:p>26,077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36420" table:style-name="ce6">
            <text:p>36,420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20121" table:style-name="ce6">
            <text:p>120,121<text:s/></text:p>
          </table:table-cell>
          <table:table-cell office:value-type="float" office:value="40404" table:style-name="ce6">
            <text:p>40,404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31821" table:style-name="ce6">
            <text:p>31,82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35203" table:style-name="ce6">
            <text:p>35,203<text:s/></text:p>
          </table:table-cell>
          <table:table-cell office:value-type="float" office:value="42042" table:style-name="ce6">
            <text:p>42,042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59004" table:style-name="ce6">
            <text:p>59,004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59795" table:style-name="ce6">
            <text:p>59,795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8926" table:style-name="ce6">
            <text:p>38,926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4093" table:style-name="ce6">
            <text:p>4,093<text:s/></text:p>
          </table:table-cell>
          <table:table-cell table:number-columns-repeated="16264"/>
        </table:table-row>
        <table:table-row table:style-name="ro2">
          <table:table-cell office:value-type="date" office:date-value="2021-02-26T00:00:00" table:style-name="ce5">
            <text:p>2021/2/26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42624" table:style-name="ce6">
            <text:p>42,624<text:s/></text:p>
          </table:table-cell>
          <table:table-cell office:value-type="float" office:value="45721" table:style-name="ce6">
            <text:p>45,721<text:s/></text:p>
          </table:table-cell>
          <table:table-cell office:value-type="float" office:value="28315" table:style-name="ce6">
            <text:p>28,315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3439" table:style-name="ce6">
            <text:p>33,439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36038" table:style-name="ce6">
            <text:p>36,038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40698" table:style-name="ce6">
            <text:p>140,698<text:s/></text:p>
          </table:table-cell>
          <table:table-cell office:value-type="float" office:value="44452" table:style-name="ce6">
            <text:p>44,452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3848" table:style-name="ce6">
            <text:p>33,84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39216" table:style-name="ce6">
            <text:p>39,216<text:s/></text:p>
          </table:table-cell>
          <table:table-cell office:value-type="float" office:value="43493" table:style-name="ce6">
            <text:p>43,493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66251" table:style-name="ce6">
            <text:p>66,251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34121" table:style-name="ce6">
            <text:p>34,121<text:s/></text:p>
          </table:table-cell>
          <table:table-cell office:value-type="float" office:value="36302" table:style-name="ce6">
            <text:p>36,302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66912" table:style-name="ce6">
            <text:p>66,912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23522" table:style-name="ce6">
            <text:p>23,522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490" table:style-name="ce6">
            <text:p>4,490<text:s/></text:p>
          </table:table-cell>
          <table:table-cell table:number-columns-repeated="16264"/>
        </table:table-row>
        <table:table-row table:style-name="ro2">
          <table:table-cell office:value-type="date" office:date-value="2021-02-27T00:00:00" table:style-name="ce5">
            <text:p>2021/2/27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44767" table:style-name="ce6">
            <text:p>44,76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5323" table:style-name="ce6">
            <text:p>25,323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0225" table:style-name="ce6">
            <text:p>30,225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1963" table:style-name="ce6">
            <text:p>141,963<text:s/></text:p>
          </table:table-cell>
          <table:table-cell office:value-type="float" office:value="45690" table:style-name="ce6">
            <text:p>45,690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35325" table:style-name="ce6">
            <text:p>35,325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76391" table:style-name="ce6">
            <text:p>76,391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56187" table:style-name="ce6">
            <text:p>56,187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820" table:style-name="ce6">
            <text:p>2,820<text:s/></text:p>
          </table:table-cell>
          <table:table-cell table:number-columns-repeated="16264"/>
        </table:table-row>
        <table:table-row table:style-name="ro2">
          <table:table-cell office:value-type="date" office:date-value="2021-02-28T00:00:00" table:style-name="ce5">
            <text:p>2021/2/28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38804" table:style-name="ce6">
            <text:p>38,80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44742" table:style-name="ce6">
            <text:p>144,742<text:s/></text:p>
          </table:table-cell>
          <table:table-cell office:value-type="float" office:value="42271" table:style-name="ce6">
            <text:p>42,271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37655" table:style-name="ce6">
            <text:p>37,655<text:s/></text:p>
          </table:table-cell>
          <table:table-cell office:value-type="float" office:value="32142" table:style-name="ce6">
            <text:p>32,142<text:s/></text:p>
          </table:table-cell>
          <table:table-cell office:value-type="float" office:value="42915" table:style-name="ce6">
            <text:p>42,915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51963" table:style-name="ce6">
            <text:p>51,96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76878" table:style-name="ce6">
            <text:p>76,878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29304" table:style-name="ce6">
            <text:p>29,304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54771" table:style-name="ce6">
            <text:p>54,77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670" table:style-name="ce6">
            <text:p>2,670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3-11T06:26:49Z</meta:creation-date>
    <dc:date>2021-03-11T06:27:21Z</dc:date>
  </office:meta>
</office:document-meta>
</file>